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text-properties fo:language="en" fo:country="US"/>
    </style:style>
    <style:style style:name="P3" style:parent-style-name="Normalny" style:family="paragraph">
      <style:text-properties fo:language="en" fo:country="US"/>
    </style:style>
    <style:style style:name="P4" style:parent-style-name="Normalny" style:family="paragraph">
      <style:text-properties fo:language="en" fo:country="US"/>
    </style:style>
    <style:style style:name="P5" style:parent-style-name="Normalny" style:family="paragraph">
      <style:text-properties fo:language="en" fo:country="US"/>
    </style:style>
  </office:automatic-styles>
  <office:body>
    <office:text text:use-soft-page-breaks="true">
      <text:p text:style-name="P1">Timeline - Dashbord</text:p>
      <text:p text:style-name="Normalny">Opis danych i jakie zmiany musiały zostać zrobione dla danych</text:p>
      <text:p text:style-name="Normalny">- wstępne analizy<text:s/></text:p>
      <text:p text:style-name="Normalny">- poszukanie danych historycznych i dodatkowych informacji<text:s/></text:p>
      <text:p text:style-name="Normalny">- statystki i co z nich wynikło</text:p>
      <text:p text:style-name="Normalny">- dobór dodatkowych danych</text:p>
      <text:p text:style-name="Normalny">Przedstawienie jak te dane wyglądają na mapie Brazylii</text:p>
      <text:p text:style-name="Normalny">- rozmieszczeni pożarów z filtracja rok i stan</text:p>
      <text:p text:style-name="P2">1. Sum of firespots (longitude, latitude) / filtrowanie po latach:</text:p>
      <text:p text:style-name="P3">https://public.tableau.com/views/Sumoffirespotslongitudelatitiudeyearly/Sumoffirespotslongitudelatitiudeyearly?:language=en-US&amp;:display_count=n&amp;:origin=viz_share_link</text:p>
      <text:p text:style-name="Normalny">2. Sum of firespots (longitude, latitude) / dla wszystkich lat bez filtrowania:</text:p>
      <text:p text:style-name="Normalny">https://public.tableau.com/views/Sumoffirespotslongitudelatitiudeallyears/Sumoffirespotslongitudelatitiudeallyears?:language=en-US&amp;:display_count=n&amp;:origin=viz_share_link</text:p>
      <text:p text:style-name="P4">3. Sum of firespots (state) / filtrowanie po latach:</text:p>
      <text:p text:style-name="P5">https://public.tableau.com/views/Sumoffirespotsineachstatemapyearly/Sumoffirespotsineachstatemapyearly?:language=en-US&amp;publish=yes&amp;:display_count=n&amp;:origin=viz_share_link</text:p>
      <text:p text:style-name="Normalny">4. Sum of firespots (state) / dla wszystkich lat bez filtrowania:</text:p>
      <text:p text:style-name="Normalny">https://public.tableau.com/views/Sumoffirespotsineachstatemapyearly/Sumoffirespotsineachstatemapallyears?:language=en-US&amp;:display_count=n&amp;:origin=viz_share_link</text:p>
      <text:p text:style-name="Normalny">Sumy dla stanów</text:p>
      <text:p text:style-name="Normalny">https://public.tableau.com/shared/SWST6SH7R?:display_count=n&amp;:origin=viz_share_link</text:p>
      <text:p text:style-name="Normalny">rozmieszczeni gęstości zaludnienia</text:p>
      <text:p text:style-name="Normalny"/>
      <text:p text:style-name="Normalny">Powody deforestacji dla każdego stanu</text:p>
      <text:p text:style-name="Normalny"/>
      <text:p text:style-name="Normalny"/>
      <text:p text:style-name="Normalny">Powody historyczne</text:p>
      <text:p text:style-name="Normalny"/>
      <text:p text:style-name="Normalny">Cele – okres najczęściej występujących pożarów</text:p>
      <text:p text:style-name="Normalny">Odległość zjawisk</text:p>
      <text:p text:style-name="Normalny">Histogramy dla stanów do oceny postępującego procesu deforestacji</text:p>
      <text:p text:style-name="Normalny">Stan Które dają największa perspektywę ochrony przyrody – dane o aktualnym zalesieniu</text:p>
      <text:p text:style-name="Normalny"/>
      <text:p text:style-name="Normalny"/>
      <text:p text:style-name="Normalny">zaleznosc miedzy hisogramami powierzchnia do ilosci pożarów , brak kolreacji do czyników naturalnych</text:p>
      <text:p text:style-name="Normalny">stworzenie korelacji powierzchnia wycięta a ilość pożary - <text:s/>może sugerować celeowe pożary aby tereny zostały przeznaczone na wycinkę</text:p>
      <text:p text:style-name="Normalny"/>
      <text:p text:style-name="Normalny">kszatłt /odległość wycincki/pożarów a gospodarka w danym stanie brazyli</text:p>
      <text:p text:style-name="Normalny"/>
      <text:p text:style-name="Normalny">druga mapa z drogami na potrzby centralnej częsci brazyli czy wycinka las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a</meta:initial-creator>
    <dc:creator>Data</dc:creator>
    <meta:creation-date>2023-02-05T10:33:00Z</meta:creation-date>
    <dc:date>2023-02-05T12:55:00Z</dc:date>
    <meta:template xlink:href="Normal" xlink:type="simple"/>
    <meta:editing-cycles>6</meta:editing-cycles>
    <meta:editing-duration>PT4080S</meta:editing-duration>
    <meta:document-statistic meta:page-count="2" meta:paragraph-count="4" meta:word-count="293" meta:character-count="2052" meta:row-count="14" meta:non-whitespace-character-count="1763"/>
  </office:meta>
</office:document-meta>
</file>